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Text_20_body">
      <style:text-properties officeooo:rsid="02c261dc" officeooo:paragraph-rsid="02c261dc"/>
    </style:style>
    <style:style style:name="P297" style:family="paragraph" style:parent-style-name="Text_20_body">
      <style:text-properties officeooo:rsid="02c440cb" officeooo:paragraph-rsid="02c440cb"/>
    </style:style>
    <style:style style:name="P298" style:family="paragraph" style:parent-style-name="Text_20_body">
      <style:text-properties officeooo:rsid="02c4c54d" officeooo:paragraph-rsid="02c4c54d"/>
    </style:style>
    <style:style style:name="P299" style:family="paragraph" style:parent-style-name="Text_20_body">
      <style:text-properties officeooo:rsid="02c5e54c" officeooo:paragraph-rsid="02c5e54c"/>
    </style:style>
    <style:style style:name="P300" style:family="paragraph" style:parent-style-name="Text_20_body">
      <style:text-properties officeooo:rsid="02c70a7e" officeooo:paragraph-rsid="02c70a7e"/>
    </style:style>
    <style:style style:name="P301" style:family="paragraph" style:parent-style-name="Text_20_body">
      <style:text-properties officeooo:rsid="02c8d6c8" officeooo:paragraph-rsid="02c8d6c8"/>
    </style:style>
    <style:style style:name="P302" style:family="paragraph" style:parent-style-name="Text_20_body">
      <style:text-properties officeooo:rsid="02ca6523" officeooo:paragraph-rsid="02ca6523"/>
    </style:style>
    <style:style style:name="P303" style:family="paragraph" style:parent-style-name="Text_20_body">
      <style:text-properties officeooo:rsid="02cc32c6" officeooo:paragraph-rsid="02cc32c6"/>
    </style:style>
    <style:style style:name="P304" style:family="paragraph" style:parent-style-name="Text_20_body">
      <style:text-properties officeooo:rsid="02cf24cb" officeooo:paragraph-rsid="02cf24cb"/>
    </style:style>
    <style:style style:name="P305" style:family="paragraph" style:parent-style-name="Text_20_body">
      <style:text-properties officeooo:rsid="02cfab88" officeooo:paragraph-rsid="02cfab88"/>
    </style:style>
    <style:style style:name="P306" style:family="paragraph" style:parent-style-name="Text_20_body">
      <style:text-properties officeooo:rsid="02cfb718" officeooo:paragraph-rsid="02cfb718"/>
    </style:style>
    <style:style style:name="P307" style:family="paragraph" style:parent-style-name="Text_20_body">
      <style:text-properties officeooo:rsid="02d5e091" officeooo:paragraph-rsid="02d5e091"/>
    </style:style>
    <style:style style:name="P308" style:family="paragraph" style:parent-style-name="Text_20_body">
      <style:text-properties officeooo:rsid="02d9f75d" officeooo:paragraph-rsid="02d9f75d"/>
    </style:style>
    <style:style style:name="P309" style:family="paragraph" style:parent-style-name="Text_20_body">
      <style:text-properties officeooo:rsid="02db5ca1" officeooo:paragraph-rsid="02db5ca1"/>
    </style:style>
    <style:style style:name="P310" style:family="paragraph" style:parent-style-name="Text_20_body">
      <style:text-properties officeooo:rsid="02dba142" officeooo:paragraph-rsid="02dba142"/>
    </style:style>
    <style:style style:name="P311" style:family="paragraph" style:parent-style-name="Text_20_body">
      <style:text-properties officeooo:rsid="02dd9f64" officeooo:paragraph-rsid="02dd9f64"/>
    </style:style>
    <style:style style:name="P312" style:family="paragraph" style:parent-style-name="Text_20_body">
      <style:text-properties officeooo:rsid="02df92ed" officeooo:paragraph-rsid="02df92ed"/>
    </style:style>
    <style:style style:name="P313" style:family="paragraph" style:parent-style-name="Text_20_body">
      <style:text-properties officeooo:rsid="02e11a05" officeooo:paragraph-rsid="02e11a05"/>
    </style:style>
    <style:style style:name="P314" style:family="paragraph" style:parent-style-name="Text_20_body">
      <style:text-properties officeooo:rsid="02e39597" officeooo:paragraph-rsid="02e39597"/>
    </style:style>
    <style:style style:name="P315" style:family="paragraph" style:parent-style-name="Text_20_body">
      <style:text-properties officeooo:rsid="02e4ff9b" officeooo:paragraph-rsid="02e4ff9b"/>
    </style:style>
    <style:style style:name="P316" style:family="paragraph" style:parent-style-name="Text_20_body">
      <style:text-properties officeooo:rsid="02e5fac4" officeooo:paragraph-rsid="02e5fac4"/>
    </style:style>
    <style:style style:name="P317" style:family="paragraph" style:parent-style-name="Text_20_body">
      <style:text-properties officeooo:rsid="02e8b598" officeooo:paragraph-rsid="02e8b598"/>
    </style:style>
    <style:style style:name="P318" style:family="paragraph" style:parent-style-name="Text_20_body">
      <style:text-properties officeooo:rsid="02e98a61" officeooo:paragraph-rsid="02e98a61"/>
    </style:style>
    <style:style style:name="P319" style:family="paragraph" style:parent-style-name="Text_20_body">
      <style:text-properties officeooo:rsid="02ecaa0d" officeooo:paragraph-rsid="02ecaa0d"/>
    </style:style>
    <style:style style:name="P320" style:family="paragraph" style:parent-style-name="Text_20_body">
      <style:text-properties officeooo:rsid="02ecfa4a" officeooo:paragraph-rsid="02ecfa4a"/>
    </style:style>
    <style:style style:name="P321" style:family="paragraph" style:parent-style-name="Code">
      <style:text-properties officeooo:paragraph-rsid="01776f98"/>
    </style:style>
    <style:style style:name="P322" style:family="paragraph" style:parent-style-name="Heading_20_1">
      <style:text-properties officeooo:rsid="02ecfa4a" officeooo:paragraph-rsid="02ecfa4a"/>
    </style:style>
    <style:style style:name="P323" style:family="paragraph" style:parent-style-name="Heading_20_1">
      <style:text-properties officeooo:rsid="02e5fac4" officeooo:paragraph-rsid="02e5fac4"/>
    </style:style>
    <style:style style:name="P324" style:family="paragraph" style:parent-style-name="Heading_20_1">
      <style:text-properties officeooo:rsid="02df92ed" officeooo:paragraph-rsid="02df92ed"/>
    </style:style>
    <style:style style:name="P325" style:family="paragraph" style:parent-style-name="Heading_20_1">
      <style:text-properties officeooo:rsid="02db5ca1" officeooo:paragraph-rsid="02db5ca1"/>
    </style:style>
    <style:style style:name="P326" style:family="paragraph" style:parent-style-name="Heading_20_1">
      <style:text-properties officeooo:rsid="02d5e091" officeooo:paragraph-rsid="02d5e091"/>
    </style:style>
    <style:style style:name="P327" style:family="paragraph" style:parent-style-name="Heading_20_1">
      <style:text-properties officeooo:rsid="02cf24cb" officeooo:paragraph-rsid="02cf24cb"/>
    </style:style>
    <style:style style:name="P328" style:family="paragraph" style:parent-style-name="Heading_20_1">
      <style:text-properties officeooo:rsid="02c261dc" officeooo:paragraph-rsid="02c261dc"/>
    </style:style>
    <style:style style:name="P329" style:family="paragraph" style:parent-style-name="Heading_20_1">
      <style:text-properties officeooo:rsid="02bae9df" officeooo:paragraph-rsid="02bae9df"/>
    </style:style>
    <style:style style:name="P330" style:family="paragraph" style:parent-style-name="Heading_20_1">
      <style:text-properties officeooo:rsid="02942521" officeooo:paragraph-rsid="02942521"/>
    </style:style>
    <style:style style:name="P331" style:family="paragraph" style:parent-style-name="Heading_20_1">
      <style:text-properties officeooo:rsid="0259a75d" officeooo:paragraph-rsid="0259a75d"/>
    </style:style>
    <style:style style:name="P332" style:family="paragraph" style:parent-style-name="Heading_20_1">
      <style:text-properties officeooo:paragraph-rsid="02912f89"/>
    </style:style>
    <style:style style:name="P333" style:family="paragraph" style:parent-style-name="Heading_20_1">
      <style:text-properties officeooo:rsid="02475a5f" officeooo:paragraph-rsid="02475a5f"/>
    </style:style>
    <style:style style:name="P334" style:family="paragraph" style:parent-style-name="Heading_20_1">
      <style:text-properties officeooo:rsid="02421307" officeooo:paragraph-rsid="02421307"/>
    </style:style>
    <style:style style:name="P335" style:family="paragraph" style:parent-style-name="Heading_20_1">
      <style:text-properties officeooo:rsid="023f6ed0" officeooo:paragraph-rsid="023f6ed0"/>
    </style:style>
    <style:style style:name="P336" style:family="paragraph" style:parent-style-name="Heading_20_1">
      <style:text-properties officeooo:rsid="0239c4e6" officeooo:paragraph-rsid="0239c4e6"/>
    </style:style>
    <style:style style:name="P337" style:family="paragraph" style:parent-style-name="Heading_20_1">
      <style:text-properties officeooo:rsid="0216e726" officeooo:paragraph-rsid="0216e726"/>
    </style:style>
    <style:style style:name="P338" style:family="paragraph" style:parent-style-name="Heading_20_1">
      <style:text-properties officeooo:rsid="0211605f" officeooo:paragraph-rsid="0211605f"/>
    </style:style>
    <style:style style:name="P339" style:family="paragraph" style:parent-style-name="Heading_20_1">
      <style:text-properties officeooo:rsid="0209bf0f" officeooo:paragraph-rsid="0209bf0f"/>
    </style:style>
    <style:style style:name="P340" style:family="paragraph" style:parent-style-name="Heading_20_1">
      <style:text-properties officeooo:rsid="01eb4703" officeooo:paragraph-rsid="01eb4703"/>
    </style:style>
    <style:style style:name="P341" style:family="paragraph" style:parent-style-name="Heading_20_1">
      <style:text-properties officeooo:rsid="01de7f16" officeooo:paragraph-rsid="01de7f16"/>
    </style:style>
    <style:style style:name="P342" style:family="paragraph" style:parent-style-name="Heading_20_1">
      <style:text-properties officeooo:rsid="01dac2eb" officeooo:paragraph-rsid="01e05fd8"/>
    </style:style>
    <style:style style:name="P343" style:family="paragraph" style:parent-style-name="Heading_20_1">
      <style:text-properties officeooo:rsid="01cfe44c" officeooo:paragraph-rsid="01cfe44c"/>
    </style:style>
    <style:style style:name="P344" style:family="paragraph" style:parent-style-name="Heading_20_1">
      <style:text-properties officeooo:rsid="01c54b7c" officeooo:paragraph-rsid="01c54b7c"/>
    </style:style>
    <style:style style:name="P345" style:family="paragraph" style:parent-style-name="Heading_20_1">
      <style:text-properties officeooo:rsid="01b85821" officeooo:paragraph-rsid="01b85821"/>
    </style:style>
    <style:style style:name="P346" style:family="paragraph" style:parent-style-name="Heading_20_1">
      <style:text-properties officeooo:rsid="01b44072" officeooo:paragraph-rsid="01b44072"/>
    </style:style>
    <style:style style:name="P347" style:family="paragraph" style:parent-style-name="Heading_20_1">
      <style:text-properties officeooo:rsid="01a7009d" officeooo:paragraph-rsid="01a7009d"/>
    </style:style>
    <style:style style:name="P348" style:family="paragraph" style:parent-style-name="Heading_20_1">
      <style:text-properties officeooo:rsid="019d12ac" officeooo:paragraph-rsid="019d12ac"/>
    </style:style>
    <style:style style:name="P349" style:family="paragraph" style:parent-style-name="Heading_20_1">
      <style:text-properties officeooo:rsid="017fa5dc" officeooo:paragraph-rsid="019fb546"/>
    </style:style>
    <style:style style:name="P350" style:family="paragraph" style:parent-style-name="Heading_20_1">
      <style:text-properties officeooo:rsid="015d630f" officeooo:paragraph-rsid="01940c5f"/>
    </style:style>
    <style:style style:name="P351" style:family="paragraph" style:parent-style-name="Heading_20_1">
      <style:text-properties officeooo:rsid="0144afae" officeooo:paragraph-rsid="0144afae"/>
    </style:style>
    <style:style style:name="P352" style:family="paragraph" style:parent-style-name="Heading_20_1">
      <style:text-properties officeooo:rsid="01136f79" officeooo:paragraph-rsid="01136f79"/>
    </style:style>
    <style:style style:name="P353" style:family="paragraph" style:parent-style-name="Heading_20_1">
      <style:text-properties officeooo:rsid="00d82c07" officeooo:paragraph-rsid="00d82c07"/>
    </style:style>
    <style:style style:name="P354" style:family="paragraph" style:parent-style-name="Heading_20_1">
      <style:text-properties officeooo:rsid="00bb188e" officeooo:paragraph-rsid="00bb188e"/>
    </style:style>
    <style:style style:name="P355" style:family="paragraph" style:parent-style-name="Heading_20_1">
      <style:text-properties officeooo:rsid="007429df" officeooo:paragraph-rsid="007429df"/>
    </style:style>
    <style:style style:name="P356" style:family="paragraph" style:parent-style-name="Heading_20_1">
      <style:text-properties officeooo:rsid="0034ffb8" officeooo:paragraph-rsid="0034ffb8"/>
    </style:style>
    <style:style style:name="P357" style:family="paragraph" style:parent-style-name="Heading_20_1">
      <style:text-properties officeooo:rsid="002ddd9f" officeooo:paragraph-rsid="006c48d6"/>
    </style:style>
    <style:style style:name="P358" style:family="paragraph" style:parent-style-name="Heading_20_1">
      <style:text-properties officeooo:rsid="0022a503" officeooo:paragraph-rsid="0022a503"/>
    </style:style>
    <style:style style:name="P359" style:family="paragraph" style:parent-style-name="Heading_20_1">
      <style:text-properties officeooo:rsid="001d247e" officeooo:paragraph-rsid="00277837"/>
    </style:style>
    <style:style style:name="P360" style:family="paragraph" style:parent-style-name="Text_20_body" style:list-style-name="L1">
      <style:text-properties officeooo:rsid="02e39597" officeooo:paragraph-rsid="02e39597"/>
    </style:style>
    <style:style style:name="P361" style:family="paragraph" style:parent-style-name="Text_20_body" style:list-style-name="L1">
      <style:text-properties officeooo:rsid="02e4fe42" officeooo:paragraph-rsid="02e4fe42"/>
    </style:style>
    <style:style style:name="P362" style:family="paragraph" style:parent-style-name="Text_20_body" style:list-style-name="L2">
      <style:text-properties officeooo:rsid="01267bc1" officeooo:paragraph-rsid="01267bc1"/>
    </style:style>
    <style:style style:name="P363" style:family="paragraph" style:parent-style-name="Text_20_body" style:list-style-name="L3">
      <style:text-properties officeooo:paragraph-rsid="0084ac1f"/>
    </style:style>
    <style:style style:name="P364" style:family="paragraph" style:parent-style-name="Text_20_body" style:list-style-name="L3">
      <style:text-properties officeooo:rsid="008374c9" officeooo:paragraph-rsid="008374c9"/>
    </style:style>
    <style:style style:name="P365" style:family="paragraph" style:parent-style-name="Text_20_body" style:list-style-name="L3">
      <style:text-properties officeooo:rsid="0086622e" officeooo:paragraph-rsid="0086622e"/>
    </style:style>
    <style:style style:name="P366" style:family="paragraph" style:parent-style-name="Text_20_body" style:list-style-name="L3">
      <style:text-properties officeooo:rsid="0086ebbe" officeooo:paragraph-rsid="0086ebbe"/>
    </style:style>
    <style:style style:name="P367" style:family="paragraph" style:parent-style-name="Text_20_body" style:list-style-name="L4">
      <style:text-properties officeooo:rsid="00886cd4" officeooo:paragraph-rsid="00886cd4"/>
    </style:style>
    <style:style style:name="P368" style:family="paragraph" style:parent-style-name="Text_20_body" style:list-style-name="L4">
      <style:text-properties officeooo:rsid="008baa08" officeooo:paragraph-rsid="008baa08"/>
    </style:style>
    <style:style style:name="P369" style:family="paragraph" style:parent-style-name="Text_20_body" style:list-style-name="L4">
      <style:text-properties officeooo:rsid="00981d50" officeooo:paragraph-rsid="00981d50"/>
    </style:style>
    <style:style style:name="P370" style:family="paragraph" style:parent-style-name="Text_20_body" style:list-style-name="L4">
      <style:text-properties officeooo:rsid="009c6041" officeooo:paragraph-rsid="009c6041"/>
    </style:style>
    <style:style style:name="P371" style:family="paragraph" style:parent-style-name="Text_20_body" style:list-style-name="L4">
      <style:text-properties officeooo:rsid="008f5ccb" officeooo:paragraph-rsid="008f5ccb"/>
    </style:style>
    <style:style style:name="P372" style:family="paragraph" style:parent-style-name="Text_20_body" style:list-style-name="L4">
      <style:text-properties officeooo:rsid="009d1f7b" officeooo:paragraph-rsid="009d1f7b"/>
    </style:style>
    <style:style style:name="P373" style:family="paragraph" style:parent-style-name="Text_20_body" style:list-style-name="L5">
      <style:text-properties officeooo:rsid="002ddd9f" officeooo:paragraph-rsid="002ddd9f"/>
    </style:style>
    <style:style style:name="P374" style:family="paragraph" style:parent-style-name="Text_20_body" style:list-style-name="L5">
      <style:text-properties officeooo:rsid="00311d8b" officeooo:paragraph-rsid="00311d8b"/>
    </style:style>
    <style:style style:name="P375" style:family="paragraph" style:parent-style-name="Text_20_body" style:list-style-name="L5">
      <style:text-properties officeooo:rsid="00327102" officeooo:paragraph-rsid="00327102"/>
    </style:style>
    <style:style style:name="P376" style:family="paragraph" style:parent-style-name="Text_20_body">
      <style:text-properties officeooo:rsid="02ecfa4a" officeooo:paragraph-rsid="02ecfa4a"/>
    </style:style>
    <style:style style:name="P377" style:family="paragraph" style:parent-style-name="Text_20_body">
      <style:text-properties officeooo:rsid="02eef471" officeooo:paragraph-rsid="02eef471"/>
    </style:style>
    <style:style style:name="P37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8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8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cab079"/>
    </style:style>
    <style:style style:name="T358" style:family="text">
      <style:text-properties officeooo:rsid="02cab33d"/>
    </style:style>
    <style:style style:name="T359" style:family="text">
      <style:text-properties officeooo:rsid="02ccdbf6"/>
    </style:style>
    <style:style style:name="T360" style:family="text">
      <style:text-properties officeooo:rsid="02cdc907"/>
    </style:style>
    <style:style style:name="T361" style:family="text">
      <style:text-properties officeooo:rsid="02cfab88"/>
    </style:style>
    <style:style style:name="T362" style:family="text">
      <style:text-properties officeooo:rsid="02d0f563"/>
    </style:style>
    <style:style style:name="T363" style:family="text">
      <style:text-properties officeooo:rsid="02d10b1a"/>
    </style:style>
    <style:style style:name="T364" style:family="text">
      <style:text-properties officeooo:rsid="02d2bf9b"/>
    </style:style>
    <style:style style:name="T365" style:family="text">
      <style:text-properties officeooo:rsid="02d7abb7"/>
    </style:style>
    <style:style style:name="T366" style:family="text">
      <style:text-properties officeooo:rsid="02d96ee9"/>
    </style:style>
    <style:style style:name="T367" style:family="text">
      <style:text-properties officeooo:rsid="02e7c334"/>
    </style:style>
    <style:style style:name="T368" style:family="text">
      <style:text-properties officeooo:rsid="02e950b4"/>
    </style:style>
    <style:style style:name="T369" style:family="text">
      <style:text-properties officeooo:rsid="02eb33c8"/>
    </style:style>
    <style:style style:name="T370" style:family="text">
      <style:text-properties officeooo:rsid="02eb62f3"/>
    </style:style>
    <style:style style:name="T37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7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7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22" text:outline-level="1" text:is-list-header="true">April 18, 2023</text:h>
      <text:p text:style-name="P320">Completed work on the Facade pattern example in C. <text:s/>Updated the facade write-up.</text:p>
      <text:p text:style-name="P320">Created new helper: UintArray, for a dynamically-sized array of 32-bit unsigned integers (uint32_t).</text:p>
      <text:p text:style-name="P377">Completed work on the Flyweight pattern example in C. <text:s/>Updated the flyweight write-up.</text:p>
      <text:p text:style-name="P377">Added new helpers: checkforkey() and readkey().</text:p>
      <text:p text:style-name="P377">Added new helpers: getcursorposition() and setcursorposition().</text:p>
      <text:p text:style-name="P377">Added new helper: sleep().</text:p>
      <text:h text:style-name="P323" text:outline-level="1" text:is-list-header="true">April 15, 2023</text:h>
      <text:p text:style-name="P316"><text:span text:style-name="T370">Completed work</text:span> on the Decorator pattern example for C. <text:s/>I ha<text:span text:style-name="T37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7">or any of the prior decorated forms.</text:span></text:p>
      <text:p text:style-name="P317">I could<text:span text:style-name="T37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8">The C++ version takes advantage of the fact that the std::string of the base text is copied from the Render() method and the temporary is deleted when no longer needed.</text:span></text:p>
      <text:p text:style-name="P318">Technically, the approach I'm using in the C project works <text:span text:style-name="T370">because</text:span> the decorations are accumulated in a single DynamicString. <text:s/><text:span text:style-name="T370">Having the decorators return a pointer to the passed-in DynamicString allows me to chain the function calls together and that</text:span><text:span text:style-name="T369"> makes it clear there is a "wrapping" behavior being applied.</text:span></text:p>
      <text:p text:style-name="P319">Created new helper: enableVTMode(), to set the console output mode on Windows. <text:s/>This uses an atexit() function to restore the mode on program exit.</text:p>
      <text:h text:style-name="P324" text:outline-level="1" text:is-list-header="true"><text:soft-page-break/>April 14, 2023</text:h>
      <text:p text:style-name="P312">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3">This bug does not appear in the C# version (the found flag does not exist) or in the Python version (the found flag is fully utilized).</text:p>
      <text:p text:style-name="P314">Completed the work on the Composite example for C. <text:s/>Updated the composite write-up.</text:p>
      <text:p text:style-name="P314">Create new helpers:</text:p>
      <text:list text:style-name="L1">
        <text:list-item>
          <text:p text:style-name="P360">DynamicString structure and functions.</text:p>
        </text:list-item>
        <text:list-item>
          <text:p text:style-name="P360">datetime_to_string() and datetime_now() functions.</text:p>
        </text:list-item>
        <text:list-item>
          <text:p text:style-name="P360">replace_chr(), replace_chri(), replace_str(), and replace_stri() functions</text:p>
        </text:list-item>
        <text:list-item>
          <text:p text:style-name="P361">SplitList structure along with split() and SplitList_Clear() functions</text:p>
        </text:list-item>
      </text:list>
      <text:p text:style-name="P315">I found out that anything that returns a void* can be automatically cast to a typed pointer on assignment. <text:s/>This means that the return values from malloc(), calloc(), and realloc() do not need to be cast.</text:p>
      <text:h text:style-name="P325" text:outline-level="1" text:is-list-header="true">April 13, 2023</text:h>
      <text:p text:style-name="P309">Completed the work on the Bridge example for C. <text:s/>Updated the bridge write-up.</text:p>
      <text:p text:style-name="P310">Created new helper: makelocaltime() for C.</text:p>
      <text:p text:style-name="P311">Converted the Command pattern example to C. <text:s/>Updated the command write-up.</text:p>
      <text:p text:style-name="P311">Created new helper: strstri() for C.</text:p>
      <text:p text:style-name="P311">Create new helpers: replace_chr(), replace_chri(), replace_str(), and replace_stri() for C.</text:p>
      <text:p text:style-name="P311">Create new helpers: struct StackEntry, Stack_Push(), Stack_Pop(), and Stack_IsEmpty().</text:p>
      <text:h text:style-name="P326" text:outline-level="1" text:is-list-header="true">April 12, 2023</text:h>
      <text:p text:style-name="P30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5">to each memory to access any 32-bit chunk</text:span>. <text:s/>Th<text:span text:style-name="T365">e wrapper deals with byte offsets and bytes, so will need to convert a byte offset to a chunk offset and deal with non-aligned byte access in a chunk. <text:s/>This can then be used in all versions </text:span><text:span text:style-name="T366">of the Adapter design pattern.</text:span></text:p>
      <text:p text:style-name="P308">Completed the work on the Adapter example for C. <text:s/>Updated the adapter write-up.</text:p>
      <text:h text:style-name="P327" text:outline-level="1" text:is-list-header="true"><text:soft-page-break/>April 11, 2023</text:h>
      <text:p text:style-name="P30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1">but this would require writing a complex back-end to represent the data access by 32-bit chunks.</text:span></text:p>
      <text:p text:style-name="P305">And I noticed that I don't have the concept of an offset being passed to the data reader/writer, which would be required for the C functionality, as envisioned.</text:p>
      <text:p text:style-name="P306">Hmm. <text:s/>How about this: A chunk of memory that is 1024 bits in size (128 bytes) that is accessed through a debug port in 32-bit chunks. <text:s/><text:span text:style-name="T364">Internally, the data is stored in 32 32-bit values.</text:span> <text:s/><text:span text:style-name="T362">There are multiple chunks and each chunk is identified by a string. <text:s/></text:span><text:span text:style-name="T363">So instead of DDR_Startup()/DDR_Shutdown(), we would have DDR_OpenPort()/DDR_ClosePort().</text:span></text:p>
      <text:h text:style-name="P328" text:outline-level="1" text:is-list-header="true">April 10, 2023</text:h>
      <text:p text:style-name="P296">Decided to see if I could translate the patterns into C. <text:s/>I'm using C17.</text:p>
      <text:p text:style-name="P296">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2">(Note: I had forgotten how much of a pain memory management is in C. <text:s/><text:span text:style-name="T357">I think I have a workable template in the StringList structure and support functions. <text:s/></text:span><text:span text:style-name="T358">The structure is allocated by the parent and the support functions operate on the contents of the structure.</text:span>)</text:p>
      <text:p text:style-name="P297">I am going to follow the C++ project as the basic architecture for the program, <text:span text:style-name="T356">right down to the source file names.</text:span></text:p>
      <text:p text:style-name="P298">Created c_add_exercise_files.py script and generated the skeleton files of all C-based exercises.</text:p>
      <text:p text:style-name="P299">Committed everything to version control.</text:p>
      <text:p text:style-name="P300">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1">For example, the current Adapter exercise is to wrap a set of functions in a class so as to convert error codes to exceptions. <text:s/>In C, those functions would be more or less called directly.</text:p>
      <text:p text:style-name="P303">Took a while to create the Adapter_BackEndFunctions.c. <text:s/>I needed to recreate storage for the data without the niceties of maps and vectors. <text:s/>Seems to work, though. <text:s/><text:span text:style-name="T359">In Adapter_Exercise() for C, I added calls directly to the backend stuff to make sure it all worked. <text:s/></text:span><text:span text:style-name="T360">This will be replaced with front-end stuff next time.</text:span></text:p>
      <text:h text:style-name="P329" text:outline-level="1" text:is-list-header="true"><text:soft-page-break/>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330" text:outline-level="1" text:is-list-header="true">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text:soft-page-break/>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text:soft-page-break/>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330"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331"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text:span><text:soft-page-break/><text:span text:style-name="T311">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oft-page-break/><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text:span><text:soft-page-break/><text:span text:style-name="T327">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332"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33" text:outline-level="1" text:is-list-header="true">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34" text:outline-level="1" text:is-list-header="true"><text:soft-page-break/>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35"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36" text:outline-level="1" text:is-list-header="true">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text:soft-page-break/>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37"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text:soft-page-break/></text:p>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text:soft-page-break/>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38"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39"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text:soft-page-break/>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07">It is, unfortunately, quite long and complicated.</text:p>
      <text:h text:style-name="P340"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ext:soft-page-break/>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41"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42"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43"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text:soft-page-break/>Added Null Object diagram image. <text:s/>Added links to Null Object classes to the write-up.</text:p>
      <text:h text:style-name="P344"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45"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46"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47"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48"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49" text:outline-level="1" text:is-list-header="true"><text:soft-page-break/>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50"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51"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2">
        <text:list-item>
          <text:p text:style-name="P362">Make sure the parameters are different so overloading allows both to exist.</text:p>
        </text:list-item>
        <text:list-item>
          <text:p text:style-name="P362">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52"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53"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54"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55"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64">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65">The disadvantage of markdown is the page name must be explicitly used and the link text must be explicitly given.</text:p>
            </text:list-item>
            <text:list-item>
              <text:p text:style-name="P36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64">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63">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4">
        <text:list-item>
          <text:p text:style-name="P367">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68">Doxygen does not interpret this <text:span text:style-name="T61">the same way</text:span>. <text:s/>Doxygen ignores the alt text and converts the title into a caption under the image.</text:p>
            </text:list-item>
            <text:list-item>
              <text:p text:style-name="P369">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70">The "image" class centers the image.</text:p>
            </text:list-item>
          </text:list>
        </text:list-item>
        <text:list-item>
          <text:p text:style-name="P371"><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72">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text:span><text:soft-page-break/><text:span text:style-name="T91">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56"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79" svg:width="2.3004in" svg:height="2.2189in" svg:x="0in" svg:y="0in"><text:p text:style-name="P378"><text:span text:style-name="T37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80" xml:id="id2" draw:id="id2" svg:width="1.1098in" svg:height="1.2713in" svg:x="3.7in" svg:y="0.4264in"><text:p text:style-name="P378"><text:span text:style-name="T371">External</text:span></text:p><text:p text:style-name="P378"><text:span text:style-name="T371">component</text:span></text:p><draw:enhanced-geometry svg:viewBox="0 0 21600 21600" draw:type="rectangle" draw:enhanced-path="M 0 0 L 21600 0 21600 21600 0 21600 0 0 Z N"/></draw:custom-shape><draw:custom-shape draw:name="Shape 11" draw:style-name="gr4" draw:text-style-name="P382" svg:width="0.5543in" svg:height="0.3307in" svg:x="0.3457in" svg:y="0.1634in"><text:p text:style-name="P381"><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82" svg:width="0.5539in" svg:height="0.3307in" svg:x="1.4in" svg:y="0.1437in"><text:p text:style-name="P381"><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84" xml:id="id1" draw:id="id1" svg:width="0.635in" svg:height="0.4335in" svg:x="1.4252in" svg:y="0.8437in"><text:p text:style-name="P383"><text:span text:style-name="T373">Adapter</text:span></text:p><text:p text:style-name="P383"><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82" svg:width="0.5543in" svg:height="0.3307in" svg:x="1.3709in" svg:y="1.4882in"><text:p text:style-name="P381"><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82" svg:width="0.5543in" svg:height="0.3307in" svg:x="0.6209in" svg:y="1.7437in"><text:p text:style-name="P381"><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82" svg:width="0.5539in" svg:height="0.3307in" svg:x="0.7in" svg:y="1.3382in"><text:p text:style-name="P381"><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82" svg:width="0.5543in" svg:height="0.3303in" svg:x="0.7957in" svg:y="0.5189in"><text:p text:style-name="P381"><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85"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57"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7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7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75"><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7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58"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59"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19T00:18:09.590000000</dc:date>
    <dc:creator>Stephen P Lepisto</dc:creator>
    <meta:editing-duration>P5DT22H22M25S</meta:editing-duration>
    <meta:editing-cycles>452</meta:editing-cycles>
    <meta:generator>LibreOffice/7.5.1.2$Windows_X86_64 LibreOffice_project/fcbaee479e84c6cd81291587d2ee68cba099e129</meta:generator>
    <meta:document-statistic meta:table-count="1" meta:image-count="0" meta:object-count="0" meta:page-count="52" meta:paragraph-count="1120" meta:word-count="17439" meta:character-count="126824" meta:non-whitespace-character-count="107475"/>
  </office:meta>
</office:document-meta>
</file>